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42" table:default-cell-style-name="Default"/>
        <table:table-column table:style-name="co3" table:number-columns-repeated="2" table:default-cell-style-name="ce16"/>
        <table:table-column table:style-name="co3" table:number-columns-repeated="97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3-07" calcext:value-type="date">
            <text:p>03/07/19</text:p>
          </table:table-cell>
          <table:table-cell table:style-name="ce10" office:value-type="date" office:date-value="2019-03-06" calcext:value-type="date">
            <text:p>03/06/19</text:p>
          </table:table-cell>
          <table:table-cell table:style-name="ce10" office:value-type="date" office:date-value="2019-03-04" calcext:value-type="date">
            <text:p>03/04/19</text:p>
          </table:table-cell>
          <table:table-cell table:style-name="ce10" office:value-type="date" office:date-value="2019-03-03" calcext:value-type="date">
            <text:p>03/03/19</text:p>
          </table:table-cell>
          <table:table-cell table:style-name="ce10" office:value-type="date" office:date-value="2019-03-02" calcext:value-type="date">
            <text:p>03/02/19</text:p>
          </table:table-cell>
          <table:table-cell table:style-name="ce10" office:value-type="date" office:date-value="2019-03-01" calcext:value-type="date">
            <text:p>03/01/19</text:p>
          </table:table-cell>
          <table:table-cell table:style-name="ce10" office:value-type="date" office:date-value="2019-02-28" calcext:value-type="date">
            <text:p>02/28/19</text:p>
          </table:table-cell>
          <table:table-cell table:style-name="ce10" office:value-type="date" office:date-value="2019-02-27" calcext:value-type="date">
            <text:p>02/27/19</text:p>
          </table:table-cell>
          <table:table-cell table:style-name="ce10" office:value-type="date" office:date-value="2019-02-22" calcext:value-type="date">
            <text:p>02/22/19</text:p>
          </table:table-cell>
          <table:table-cell table:style-name="ce10" office:value-type="date" office:date-value="2019-02-21" calcext:value-type="date">
            <text:p>02/21/19</text:p>
          </table:table-cell>
          <table:table-cell table:style-name="ce10" office:value-type="date" office:date-value="2019-02-20" calcext:value-type="date">
            <text:p>02/20/19</text:p>
          </table:table-cell>
          <table:table-cell table:style-name="ce10" office:value-type="date" office:date-value="2019-02-19" calcext:value-type="date">
            <text:p>02/19/19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U1]+1" office:value-type="date" office:date-value="2019-02-09" calcext:value-type="date">
            <text:p>02/09/19</text:p>
          </table:table-cell>
          <table:table-cell table:style-name="ce10" table:formula="of:=[.V1]+1" office:value-type="date" office:date-value="2019-02-08" calcext:value-type="date">
            <text:p>02/08/19</text:p>
          </table:table-cell>
          <table:table-cell table:style-name="ce10" table:formula="of:=[.W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Z1]+1" office:value-type="date" office:date-value="2019-02-01" calcext:value-type="date">
            <text:p>02/01/19</text:p>
          </table:table-cell>
          <table:table-cell table:style-name="ce10" table:formula="of:=[.AA1]+1" office:value-type="date" office:date-value="2019-01-31" calcext:value-type="date">
            <text:p>01/31/19</text:p>
          </table:table-cell>
          <table:table-cell table:style-name="ce10" table:formula="of:=[.AB1]+1" office:value-type="date" office:date-value="2019-01-30" calcext:value-type="date">
            <text:p>01/30/19</text:p>
          </table:table-cell>
          <table:table-cell table:style-name="ce10" table:formula="of:=[.AC1]+1" office:value-type="date" office:date-value="2019-01-29" calcext:value-type="date">
            <text:p>01/29/19</text:p>
          </table:table-cell>
          <table:table-cell table:style-name="ce10" table:formula="of:=[.AD1]+1" office:value-type="date" office:date-value="2019-01-28" calcext:value-type="date">
            <text:p>01/28/19</text:p>
          </table:table-cell>
          <table:table-cell table:style-name="ce10" table:formula="of:=[.AE1]+1" office:value-type="date" office:date-value="2019-01-27" calcext:value-type="date">
            <text:p>01/27/19</text:p>
          </table:table-cell>
          <table:table-cell table:style-name="ce10" table:formula="of:=[.AF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M1]+2" office:value-type="date" office:date-value="2019-01-15" calcext:value-type="date">
            <text:p>01/15/19</text:p>
          </table:table-cell>
          <table:table-cell table:style-name="ce10" table:formula="of:=[.AN1]+1" office:value-type="date" office:date-value="2019-01-13" calcext:value-type="date">
            <text:p>01/13/19</text:p>
          </table:table-cell>
          <table:table-cell table:style-name="ce10" table:formula="of:=[.AO1]+1" office:value-type="date" office:date-value="2019-01-12" calcext:value-type="date">
            <text:p>01/12/19</text:p>
          </table:table-cell>
          <table:table-cell table:style-name="ce10" table:formula="of:=[.AP1]+1" office:value-type="date" office:date-value="2019-01-11" calcext:value-type="date">
            <text:p>01/11/19</text:p>
          </table:table-cell>
          <table:table-cell table:style-name="ce10" table:formula="of:=[.AQ1]+1" office:value-type="date" office:date-value="2019-01-10" calcext:value-type="date">
            <text:p>01/10/19</text:p>
          </table:table-cell>
          <table:table-cell table:style-name="ce10" table:formula="of:=[.AR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60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 table:number-columns-repeated="2"/>
          <table:table-cell table:style-name="ce12" office:value-type="time" office:time-value="PT15H45M00S" calcext:value-type="time">
            <text:p>03:45:00 PM</text:p>
          </table:table-cell>
          <table:table-cell table:style-name="ce12" office:value-type="time" office:time-value="PT20H47M00S" calcext:value-type="time">
            <text:p>08:47:00 PM</text:p>
          </table:table-cell>
          <table:table-cell table:style-name="ce12" office:value-type="time" office:time-value="PT14H48M00S" calcext:value-type="time">
            <text:p>02:48:00 PM</text:p>
          </table:table-cell>
          <table:table-cell table:style-name="ce12" office:value-type="time" office:time-value="PT13H24M00S" calcext:value-type="time">
            <text:p>01:24:00 PM</text:p>
          </table:table-cell>
          <table:table-cell table:style-name="ce6"/>
          <table:table-cell table:style-name="ce12" office:value-type="time" office:time-value="PT18H31M00S" calcext:value-type="time">
            <text:p>06:31:00 PM</text:p>
          </table:table-cell>
          <table:table-cell table:style-name="ce12" office:value-type="time" office:time-value="PT22H32M00S" calcext:value-type="time">
            <text:p>10:32:00 PM</text:p>
          </table:table-cell>
          <table:table-cell table:style-name="ce12" office:value-type="time" office:time-value="PT14H00M00S" calcext:value-type="time">
            <text:p>02:00:00 PM</text:p>
          </table:table-cell>
          <table:table-cell table:style-name="ce12" office:value-type="time" office:time-value="PT19H52M00S" calcext:value-type="time">
            <text:p>07:52:00 PM</text:p>
          </table:table-cell>
          <table:table-cell table:number-columns-repeated="2" table:style-name="ce12" office:value-type="time" office:time-value="PT20H00M00S" calcext:value-type="time">
            <text:p>08:00:00 PM</text:p>
          </table:table-cell>
          <table:table-cell table:style-name="ce12" office:value-type="time" office:time-value="PT19H00M00S" calcext:value-type="time">
            <text:p>07:00:00 PM</text:p>
          </table:table-cell>
          <table:table-cell table:style-name="ce12" office:value-type="time" office:time-value="PT20H11M00S" calcext:value-type="time">
            <text:p>08:11:00 PM</text:p>
          </table:table-cell>
          <table:table-cell table:style-name="ce12" office:value-type="time" office:time-value="PT21H27M00S" calcext:value-type="time">
            <text:p>09:27:00 PM</text:p>
          </table:table-cell>
          <table:table-cell table:style-name="ce12" office:value-type="time" office:time-value="PT20H09M00S" calcext:value-type="time">
            <text:p>08:09:00 PM</text:p>
          </table:table-cell>
          <table:table-cell table:style-name="ce12" office:value-type="time" office:time-value="PT16H19M00S" calcext:value-type="time">
            <text:p>04:19:00 PM</text:p>
          </table:table-cell>
          <table:table-cell table:style-name="ce12" office:value-type="time" office:time-value="PT19H29M00S" calcext:value-type="time">
            <text:p>07:29:00 PM</text:p>
          </table:table-cell>
          <table:table-cell table:style-name="ce12" office:value-type="time" office:time-value="PT17H35M00S" calcext:value-type="time">
            <text:p>05:35:00 PM</text:p>
          </table:table-cell>
          <table:table-cell table:style-name="ce12" office:value-type="time" office:time-value="PT21H33M00S" calcext:value-type="time">
            <text:p>09:33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14H09M00S" calcext:value-type="time">
            <text:p>02:09:00 PM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19H51M00S" calcext:value-type="time">
            <text:p>07:51:00 PM</text:p>
          </table:table-cell>
          <table:table-cell table:style-name="ce12" office:value-type="time" office:time-value="PT21H31M00S" calcext:value-type="time">
            <text:p>09:31:00 PM</text:p>
          </table:table-cell>
          <table:table-cell table:style-name="ce12" office:value-type="time" office:time-value="PT23H17M00S" calcext:value-type="time">
            <text:p>11:17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21H12M00S" calcext:value-type="time">
            <text:p>09:12:00 PM</text:p>
          </table:table-cell>
          <table:table-cell table:style-name="ce12" office:value-type="time" office:time-value="PT22H25M00S" calcext:value-type="time">
            <text:p>10:25:00 PM</text:p>
          </table:table-cell>
          <table:table-cell table:style-name="ce12" office:value-type="time" office:time-value="PT19H45M00S" calcext:value-type="time">
            <text:p>07:45:00 PM</text:p>
          </table:table-cell>
          <table:table-cell table:style-name="ce12" office:value-type="time" office:time-value="PT20H15M00S" calcext:value-type="time">
            <text:p>08:15:00 PM</text:p>
          </table:table-cell>
          <table:table-cell table:style-name="ce12" office:value-type="time" office:time-value="PT21H25M00S" calcext:value-type="time">
            <text:p>09:25:00 PM</text:p>
          </table:table-cell>
          <table:table-cell table:style-name="ce12" office:value-type="time" office:time-value="PT10H56M00S" calcext:value-type="time">
            <text:p>10:56:00 AM</text:p>
          </table:table-cell>
          <table:table-cell table:style-name="ce12" office:value-type="time" office:time-value="PT21H53M00S" calcext:value-type="time">
            <text:p>09:53:00 PM</text:p>
          </table:table-cell>
          <table:table-cell table:style-name="ce12" office:value-type="time" office:time-value="PT05H01M00S" calcext:value-type="time">
            <text:p>05:01:00 AM</text:p>
          </table:table-cell>
          <table:table-cell table:number-columns-repeated="2" table:style-name="ce12" office:value-type="time" office:time-value="PT15H28M00S" calcext:value-type="time">
            <text:p>03:28:00 P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21H45M00S" calcext:value-type="time">
            <text:p>09:45:00 PM</text:p>
          </table:table-cell>
          <table:table-cell table:style-name="ce12" office:value-type="time" office:time-value="PT20H12M00S" calcext:value-type="time">
            <text:p>08:12:00 PM</text:p>
          </table:table-cell>
          <table:table-cell table:style-name="ce12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2" office:value-type="time" office:time-value="PT23H30M00S" calcext:value-type="time">
            <text:p>11:30:00 PM</text:p>
          </table:table-cell>
          <table:table-cell table:style-name="ce12" office:value-type="time" office:time-value="PT22H15M00S" calcext:value-type="time">
            <text:p>10:15:00 PM</text:p>
          </table:table-cell>
          <table:table-cell table:style-name="ce12" office:value-type="time" office:time-value="PT13H00M00S" calcext:value-type="time">
            <text:p>01:00:00 PM</text:p>
          </table:table-cell>
          <table:table-cell table:style-name="ce12" office:value-type="time" office:time-value="PT21H09M00S" calcext:value-type="time">
            <text:p>09:09:00 PM</text:p>
          </table:table-cell>
          <table:table-cell table:style-name="ce12" office:value-type="time" office:time-value="PT09H00M00S" calcext:value-type="time">
            <text:p>09:00:00 AM</text:p>
          </table:table-cell>
          <table:table-cell table:style-name="ce12" office:value-type="time" office:time-value="PT18H52M00S" calcext:value-type="time">
            <text:p>06:52:00 PM</text:p>
          </table:table-cell>
          <table:table-cell table:style-name="ce12" office:value-type="time" office:time-value="PT18H17M00S" calcext:value-type="time">
            <text:p>06:17:00 PM</text:p>
          </table:table-cell>
          <table:table-cell table:style-name="ce12" office:value-type="time" office:time-value="PT18H38M00S" calcext:value-type="time">
            <text:p>06:38:00 PM</text:p>
          </table:table-cell>
          <table:table-cell table:style-name="ce12" office:value-type="time" office:time-value="PT16H20M00S" calcext:value-type="time">
            <text:p>04:20:00 PM</text:p>
          </table:table-cell>
          <table:table-cell table:style-name="ce12" office:value-type="time" office:time-value="PT19H19M00S" calcext:value-type="time">
            <text:p>07:19:00 PM</text:p>
          </table:table-cell>
          <table:table-cell table:style-name="ce12" office:value-type="time" office:time-value="PT19H46M00S" calcext:value-type="time">
            <text:p>07:46:00 PM</text:p>
          </table:table-cell>
          <table:table-cell table:style-name="ce12" office:value-type="time" office:time-value="PT10H40M00S" calcext:value-type="time">
            <text:p>10:40:00 AM</text:p>
          </table:table-cell>
          <table:table-cell table:style-name="ce12" office:value-type="time" office:time-value="PT21H35M00S" calcext:value-type="time">
            <text:p>09:35:00 PM</text:p>
          </table:table-cell>
          <table:table-cell table:style-name="ce6" table:number-columns-repeated="960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43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30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number-columns-repeated="10"/>
          <table:table-cell table:style-name="ce11"/>
          <table:table-cell table:style-name="ce11" office:value-type="string" calcext:value-type="string">
            <text:p>♫</text:p>
          </table:table-cell>
          <table:table-cell/>
          <table:table-cell table:style-name="ce11"/>
          <table:table-cell table:number-columns-repeated="5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style-name="ce11"/>
          <table:table-cell table:style-name="ce11" office:value-type="string" calcext:value-type="string">
            <text:p>♫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2"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number-columns-repeated="5" table:style-name="ce11" office:value-type="string" calcext:value-type="string">
            <text:p>♫</text:p>
          </table:table-cell>
          <table:table-cell table:style-name="ce11"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2" table:style-name="ce11" office:value-type="string" calcext:value-type="string">
            <text:p>♫</text:p>
          </table:table-cell>
          <table:table-cell/>
          <table:table-cell table:style-name="ce11"/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number-columns-repeated="5" table:style-name="ce11" office:value-type="string" calcext:value-type="string">
            <text:p>♫</text:p>
          </table:table-cell>
          <table:table-cell table:style-name="ce11"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style-name="ce11"/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number-columns-repeated="4"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4" table:style-name="ce11" office:value-type="string" calcext:value-type="string">
            <text:p>♫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63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6"/>
          <table:table-cell table:number-columns-repeated="3" table:style-name="ce11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number-columns-repeated="2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6" table:style-name="ce11" office:value-type="string" calcext:value-type="string">
            <text:p>♫</text:p>
          </table:table-cell>
          <table:table-cell table:number-columns-repeated="6"/>
          <table:table-cell table:number-columns-repeated="3" table:style-name="ce11" office:value-type="string" calcext:value-type="string">
            <text:p>♫</text:p>
          </table:table-cell>
          <table:table-cell table:number-columns-repeated="965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42"/>
          <table:table-cell table:number-columns-repeated="3" table:style-name="ce11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42"/>
          <table:table-cell table:number-columns-repeated="2" table:style-name="ce11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42"/>
          <table:table-cell table:number-columns-repeated="2" table:style-name="ce11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42"/>
          <table:table-cell table:number-columns-repeated="2" table:style-name="ce11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42"/>
          <table:table-cell table:number-columns-repeated="2"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63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42"/>
          <table:table-cell table:number-columns-repeated="2" table:style-name="ce11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/>
          <table:table-cell table:style-name="ce11" office:value-type="string" calcext:value-type="string">
            <text:p>♫</text:p>
          </table:table-cell>
          <table:table-cell table:style-name="ce8" table:number-columns-repeated="12"/>
          <table:table-cell table:style-name="ce11" office:value-type="string" calcext:value-type="string">
            <text:p>♫</text:p>
          </table:table-cell>
          <table:table-cell table:style-name="ce8" table:number-columns-repeated="2"/>
          <table:table-cell table:style-name="ce11" office:value-type="string" calcext:value-type="string">
            <text:p>♫</text:p>
          </table:table-cell>
          <table:table-cell table:style-name="ce8" table:number-columns-repeated="7"/>
          <table:table-cell table:style-name="ce11" office:value-type="string" calcext:value-type="string">
            <text:p>♫</text:p>
          </table:table-cell>
          <table:table-cell table:style-name="ce8"/>
          <table:table-cell table:number-columns-repeated="2" table:style-name="ce11" office:value-type="string" calcext:value-type="string">
            <text:p>♫</text:p>
          </table:table-cell>
          <table:table-cell table:number-columns-repeated="9"/>
          <table:table-cell table:style-name="ce11" office:value-type="string" calcext:value-type="string">
            <text:p>♫</text:p>
          </table:table-cell>
          <table:table-cell table:number-columns-repeated="3"/>
          <table:table-cell table:number-columns-repeated="2"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3"/>
          <table:table-cell table:style-name="ce11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40"/>
          <table:table-cell table:number-columns-repeated="2" table:style-name="ce11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14"/>
          <table:table-cell table:number-columns-repeated="3" table:style-name="ce11" office:value-type="string" calcext:value-type="string">
            <text:p>♫</text:p>
          </table:table-cell>
          <table:table-cell table:style-name="ce8" table:number-columns-repeated="11"/>
          <table:table-cell table:style-name="ce11" office:value-type="string" calcext:value-type="string">
            <text:p>♫</text:p>
          </table:table-cell>
          <table:table-cell table:number-columns-repeated="9"/>
          <table:table-cell table:style-name="ce11" office:value-type="string" calcext:value-type="string">
            <text:p>♫</text:p>
          </table:table-cell>
          <table:table-cell table:number-columns-repeated="8"/>
          <table:table-cell table:style-name="ce11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56"/>
          <table:table-cell table:style-name="ce11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14"/>
          <table:table-cell table:style-name="ce11" office:value-type="string" calcext:value-type="string">
            <text:p>♫</text:p>
          </table:table-cell>
          <table:table-cell table:style-name="ce8"/>
          <table:table-cell table:number-columns-repeated="2" table:style-name="ce11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1" office:value-type="string" calcext:value-type="string">
            <text:p>♫</text:p>
          </table:table-cell>
          <table:table-cell table:style-name="ce8" table:number-columns-repeated="6"/>
          <table:table-cell table:style-name="ce11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4"/>
          <table:table-cell table:style-name="ce11" office:value-type="string" calcext:value-type="string">
            <text:p>♫</text:p>
          </table:table-cell>
          <table:table-cell table:number-columns-repeated="32"/>
          <table:table-cell table:style-name="ce11" office:value-type="string" calcext:value-type="string">
            <text:p>♫</text:p>
          </table:table-cell>
          <table:table-cell table:number-columns-repeated="9"/>
          <table:table-cell table:style-name="ce11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17"/>
          <table:table-cell table:style-name="ce11" office:value-type="string" calcext:value-type="string">
            <text:p>♫</text:p>
          </table:table-cell>
          <table:table-cell table:number-columns-repeated="2"/>
          <table:table-cell table:number-columns-repeated="4" table:style-name="ce11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28"/>
          <table:table-cell table:number-columns-repeated="2" table:style-name="ce11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27"/>
          <table:table-cell table:number-columns-repeated="5" table:style-name="ce11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84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style-name="ce8" table:number-columns-repeated="3"/>
          <table:table-cell table:style-name="ce11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style-name="ce8"/>
          <table:table-cell table:number-columns-repeated="7" table:style-name="ce11" office:value-type="string" calcext:value-type="string">
            <text:p>♫</text:p>
          </table:table-cell>
          <table:table-cell table:style-name="ce8" table:number-columns-repeated="7"/>
          <table:table-cell table:style-name="ce11" table:number-columns-repeated="5"/>
          <table:table-cell table:style-name="ce13" table:number-columns-repeated="6"/>
          <table:table-cell table:number-columns-repeated="98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4"/>
          <table:table-cell table:number-columns-repeated="4" table:style-name="ce11" office:value-type="string" calcext:value-type="string">
            <text:p>♫</text:p>
          </table:table-cell>
          <table:table-cell table:number-columns-repeated="11"/>
          <table:table-cell table:number-columns-repeated="3" table:style-name="ce11" office:value-type="string" calcext:value-type="string">
            <text:p>♫</text:p>
          </table:table-cell>
          <table:table-cell table:number-columns-repeated="3"/>
          <table:table-cell table:number-columns-repeated="3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6"/>
          <table:table-cell table:style-name="ce11" office:value-type="string" calcext:value-type="string">
            <text:p>♫</text:p>
          </table:table-cell>
          <table:table-cell table:number-columns-repeated="4"/>
          <table:table-cell table:style-name="ce11" office:value-type="string" calcext:value-type="string">
            <text:p>♫</text:p>
          </table:table-cell>
          <table:table-cell table:number-columns-repeated="7"/>
          <table:table-cell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4"/>
          <table:table-cell table:number-columns-repeated="2" table:style-name="ce11" office:value-type="string" calcext:value-type="string">
            <text:p>♫</text:p>
          </table:table-cell>
          <table:table-cell table:number-columns-repeated="2"/>
          <table:table-cell table:style-name="ce11" office:value-type="string" calcext:value-type="string">
            <text:p>♫</text:p>
          </table:table-cell>
          <table:table-cell table:number-columns-repeated="30"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number-columns-repeated="4"/>
          <table:table-cell table:style-name="ce11"/>
          <table:table-cell table:number-columns-repeated="7"/>
          <table:table-cell table:style-name="ce11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960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42"/>
          <table:table-cell table:number-columns-repeated="4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25"/>
          <table:table-cell table:style-name="ce11" office:value-type="string" calcext:value-type="string">
            <text:p>♫</text:p>
          </table:table-cell>
          <table:table-cell table:number-columns-repeated="20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44"/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28"/>
          <table:table-cell table:number-columns-repeated="18"/>
          <table:table-cell table:style-name="ce11" table:number-columns-repeated="2"/>
          <table:table-cell table:number-columns-repeated="2" table:style-name="ce11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16"/>
          <table:table-cell table:style-name="ce11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1" table:number-columns-repeated="4"/>
          <table:table-cell table:number-columns-repeated="2"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3"/>
          <table:table-cell table:style-name="ce11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1" office:value-type="string" calcext:value-type="string">
            <text:p>♫</text:p>
          </table:table-cell>
          <table:table-cell/>
          <table:table-cell table:style-name="ce8"/>
          <table:table-cell table:number-columns-repeated="2" table:style-name="ce11" office:value-type="string" calcext:value-type="string">
            <text:p>♫</text:p>
          </table:table-cell>
          <table:table-cell table:style-name="ce8"/>
          <table:table-cell table:style-name="ce11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1" table:number-columns-repeated="6"/>
          <table:table-cell/>
          <table:table-cell table:style-name="ce11"/>
          <table:table-cell table:number-columns-repeated="968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46"/>
          <table:table-cell table:style-name="ce11" table:number-columns-repeated="6"/>
          <table:table-cell/>
          <table:table-cell table:style-name="ce11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8" office:value-type="string" calcext:value-type="string">
            <text:p>Manic Depression</text:p>
          </table:table-cell>
          <table:table-cell table:style-name="ce8" table:number-columns-repeated="2"/>
          <table:table-cell table:style-name="ce8" office:value-type="string" calcext:value-type="string">
            <text:p>Lesson</text:p>
          </table:table-cell>
          <table:table-cell table:style-name="ce8"/>
          <table:table-cell table:number-columns-repeated="2" table:style-name="ce11" office:value-type="string" calcext:value-type="string">
            <text:p>♫</text:p>
          </table:table-cell>
          <table:table-cell table:number-columns-repeated="40"/>
          <table:table-cell table:style-name="ce11" table:number-columns-repeated="6"/>
          <table:table-cell/>
          <table:table-cell table:style-name="ce11"/>
          <table:table-cell table:number-columns-repeated="968"/>
        </table:table-row>
        <table:table-row table:style-name="ro1">
          <table:table-cell table:style-name="ce3"/>
          <table:table-cell table:number-columns-repeated="43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45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2"/>
          <table:table-cell table:style-name="ce11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1" office:value-type="string" calcext:value-type="string">
            <text:p>♫</text:p>
          </table:table-cell>
          <table:table-cell/>
          <table:table-cell table:style-name="ce11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2"/>
          <table:table-cell table:style-name="ce11" office:value-type="string" calcext:value-type="string">
            <text:p>♫</text:p>
          </table:table-cell>
          <table:table-cell table:number-columns-repeated="41"/>
          <table:table-cell table:number-columns-repeated="2" table:style-name="ce11" office:value-type="string" calcext:value-type="string">
            <text:p>♫</text:p>
          </table:table-cell>
          <table:table-cell table:style-name="ce11"/>
          <table:table-cell table:style-name="ce11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I Ain’t Marching Anymore</text:p>
          </table:table-cell>
          <table:table-cell table:number-columns-repeated="101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 style:data-style-name="N2" text:time-value="15:45:39.364780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3-07T20:29:32.800136520</dc:date>
    <meta:editing-duration>P13DT16H47M41S</meta:editing-duration>
    <meta:editing-cycles>88</meta:editing-cycles>
    <meta:document-statistic meta:table-count="2" meta:cell-count="582" meta:object-count="0"/>
  </office:meta>
</office:document-meta>
</file>